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textarea-horizontal-align="justify" draw:textarea-vertical-align="middle" draw:auto-grow-height="false" fo:min-height="2cm" fo:min-width="18.5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3.75cm" fo:min-width="18.5cm"/>
      <style:paragraph-properties style:writing-mode="lr-tb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1.5cm" fo:min-width="1.25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5cm" fo:min-width="0.25cm" style:protect="position size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0.25cm" fo:min-width="3cm"/>
      <style:paragraph-properties style:writing-mode="lr-tb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0.5cm" fo:min-width="0.25cm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0.5cm" fo:min-width="1cm"/>
      <style:paragraph-properties style:writing-mode="lr-tb"/>
    </style:style>
    <style:style style:name="gr9" style:family="graphic" style:parent-style-name="standard">
      <style:graphic-properties draw:fill-color="#ec9ba4" draw:textarea-horizontal-align="justify" draw:textarea-vertical-align="middle" draw:auto-grow-height="false" fo:min-height="0.25cm" fo:min-width="2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219cm" fo:min-width="5.138cm"/>
      <style:paragraph-properties style:writing-mode="lr-tb"/>
    </style:style>
    <style:style style:name="gr11" style:family="graphic" style:parent-style-name="standard">
      <style:graphic-properties draw:fill-color="#dde8cb" draw:textarea-horizontal-align="justify" draw:textarea-vertical-align="middle" draw:auto-grow-height="false" fo:min-height="1.138cm" fo:min-width="3.632cm"/>
    </style:style>
    <style:style style:name="gr12" style:family="graphic" style:parent-style-name="standard">
      <style:graphic-properties draw:textarea-horizontal-align="justify" draw:textarea-vertical-align="middle" draw:auto-grow-height="false" fo:min-height="3.219cm" fo:min-width="5.137cm"/>
    </style:style>
    <style:style style:name="gr13" style:family="graphic" style:parent-style-name="standard">
      <style:graphic-properties draw:fill-color="#dde8cb" draw:textarea-horizontal-align="justify" draw:textarea-vertical-align="middle" draw:auto-grow-height="false" fo:min-height="1.138cm" fo:min-width="3.633cm"/>
    </style:style>
    <style:style style:name="gr14" style:family="graphic" style:parent-style-name="standard">
      <style:graphic-properties draw:stroke="none" draw:fill="none" fo:min-height="1.423cm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3cm" fo:min-width="18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219cm" fo:min-width="5.13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219cm" fo:min-width="4.89cm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6cm" fo:min-width="18.5cm"/>
      <style:paragraph-properties style:writing-mode="lr-tb"/>
    </style:style>
    <style:style style:name="P1" style:family="paragraph">
      <loext:graphic-properties draw:fill-color="#bbe33d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8f2a1"/>
      <style:paragraph-properties fo:text-align="center" style:writing-mode="lr-tb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d4ea6b"/>
      <style:paragraph-properties fo:text-align="start" style:writing-mode="lr-tb"/>
    </style:style>
    <style:style style:name="P7" style:family="paragraph">
      <loext:graphic-properties draw:fill-color="#666666"/>
      <style:paragraph-properties fo:text-align="center" style:writing-mode="lr-tb"/>
    </style:style>
    <style:style style:name="P8" style:family="paragraph">
      <loext:graphic-properties draw:fill-color="#ec9ba4"/>
      <style:paragraph-properties fo:text-align="start" style:writing-mode="lr-tb"/>
    </style:style>
    <style:style style:name="P9" style:family="paragraph">
      <loext:graphic-properties draw:fill-color="#dde8cb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b4c7dc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.25cm" svg:x="1.0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4cm" svg:x="1cm" svg:y="3.4cm">
          <text:p text:style-name="P2">Banner publicitari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1.75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5cm" svg:height="0.75cm" svg:x="3.5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5cm" svg:height="0.5cm" svg:x="7.05cm" svg:y="1.9cm">
          <text:p text:style-name="P5">Producto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5cm" svg:height="0.5cm" svg:x="4.15cm" svg:y="1.9cm">
          <text:p text:style-name="P5">Ho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5cm" svg:height="0.75cm" svg:x="3.5cm" svg:y="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5cm" svg:height="0.75cm" svg:x="3.5cm" svg:y="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5cm" svg:height="0.75cm" svg:x="3.5cm" svg:y="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5cm" svg:height="0.75cm" svg:x="3.5cm" svg:y="1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5cm" svg:height="0.75cm" svg:x="6.5cm" svg:y="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5cm" svg:height="0.5cm" svg:x="10.694cm" svg:y="1.895cm">
          <text:p text:style-name="P5">Hom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5cm" svg:height="0.75cm" svg:x="10.2cm" svg:y="1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cm" svg:height="0.75cm" svg:x="12.7cm" svg:y="1.75cm">
          <text:p text:style-name="P2">BIT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75cm" svg:height="0.5cm" svg:x="16.25cm" svg:y="1.75cm">
          <text:p text:style-name="P5">ingreso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5cm" svg:height="0.75cm" svg:x="15.25cm" svg:y="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638cm" svg:height="3.469cm" svg:x="1.751cm" svg:y="7.781cm">
          <text:p text:style-name="P2">articul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2.504cm" svg:y="7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5.637cm" svg:height="3.469cm" svg:x="7.952cm" svg:y="7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8.705cm" svg:y="7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133cm" svg:height="1.388cm" svg:x="14.867cm" svg:y="7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3.224cm" svg:height="1.673cm" svg:x="9.009cm" svg:y="9.327cm">
          <draw:text-box>
            <text:p>articulos</text:p>
          </draw:text-box>
        </draw:frame>
        <draw:frame draw:style-name="gr14" draw:text-style-name="P11" draw:layer="layout" svg:width="3.225cm" svg:height="1.673cm" svg:x="15.43cm" svg:y="9.48cm">
          <draw:text-box>
            <text:p>articulos</text:p>
          </draw:text-box>
        </draw:frame>
        <draw:custom-shape draw:style-name="gr15" draw:text-style-name="P12" draw:layer="layout" svg:width="19cm" svg:height="3.25cm" svg:x="1cm" svg:y="25.5cm">
          <text:p text:style-name="P2">Foot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637cm" svg:height="3.469cm" svg:x="1.75cm" svg:y="7.781cm">
          <text:p text:style-name="P2">articul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2.503cm" svg:y="7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5.637cm" svg:height="3.469cm" svg:x="7.951cm" svg:y="7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8.704cm" svg:y="7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5.39cm" svg:height="3.469cm" svg:x="14.11cm" svg:y="7.7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133cm" svg:height="1.388cm" svg:x="14.866cm" svg:y="7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3.224cm" svg:height="1.673cm" svg:x="9.008cm" svg:y="9.327cm">
          <draw:text-box>
            <text:p>articulos</text:p>
          </draw:text-box>
        </draw:frame>
        <draw:frame draw:style-name="gr14" draw:text-style-name="P11" draw:layer="layout" svg:width="3.225cm" svg:height="1.673cm" svg:x="15.429cm" svg:y="9.48cm">
          <draw:text-box>
            <text:p>articulos</text:p>
          </draw:text-box>
        </draw:frame>
        <draw:custom-shape draw:style-name="gr10" draw:text-style-name="P2" draw:layer="layout" svg:width="5.638cm" svg:height="3.469cm" svg:x="1.751cm" svg:y="11.531cm">
          <text:p text:style-name="P2">articul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2.504cm" svg:y="11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5.637cm" svg:height="3.469cm" svg:x="7.952cm" svg:y="11.5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8.705cm" svg:y="11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133cm" svg:height="1.388cm" svg:x="14.867cm" svg:y="11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3.224cm" svg:height="1.673cm" svg:x="9.009cm" svg:y="13.077cm">
          <draw:text-box>
            <text:p>articulos</text:p>
          </draw:text-box>
        </draw:frame>
        <draw:frame draw:style-name="gr14" draw:text-style-name="P11" draw:layer="layout" svg:width="3.225cm" svg:height="1.673cm" svg:x="15.43cm" svg:y="13.23cm">
          <draw:text-box>
            <text:p>articulos</text:p>
          </draw:text-box>
        </draw:frame>
        <draw:custom-shape draw:style-name="gr16" draw:text-style-name="P2" draw:layer="layout" svg:width="5.637cm" svg:height="3.469cm" svg:x="1.75cm" svg:y="11.531cm">
          <text:p text:style-name="P2">articul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2.503cm" svg:y="11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5.637cm" svg:height="3.469cm" svg:x="7.951cm" svg:y="11.5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8.704cm" svg:y="11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5.39cm" svg:height="3.469cm" svg:x="14.11cm" svg:y="11.5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133cm" svg:height="1.388cm" svg:x="14.866cm" svg:y="11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3.224cm" svg:height="1.673cm" svg:x="9.008cm" svg:y="13.077cm">
          <draw:text-box>
            <text:p>articulos</text:p>
          </draw:text-box>
        </draw:frame>
        <draw:frame draw:style-name="gr14" draw:text-style-name="P11" draw:layer="layout" svg:width="3.225cm" svg:height="1.673cm" svg:x="15.429cm" svg:y="13.23cm">
          <draw:text-box>
            <text:p>articulos</text:p>
          </draw:text-box>
        </draw:frame>
        <draw:custom-shape draw:style-name="gr10" draw:text-style-name="P2" draw:layer="layout" svg:width="5.638cm" svg:height="3.469cm" svg:x="1.751cm" svg:y="21.781cm">
          <text:p text:style-name="P2">articul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2.504cm" svg:y="21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5.637cm" svg:height="3.469cm" svg:x="7.952cm" svg:y="21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8.705cm" svg:y="21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4.133cm" svg:height="1.388cm" svg:x="14.867cm" svg:y="2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3.224cm" svg:height="1.673cm" svg:x="9.009cm" svg:y="23.327cm">
          <draw:text-box>
            <text:p>articulos</text:p>
          </draw:text-box>
        </draw:frame>
        <draw:frame draw:style-name="gr14" draw:text-style-name="P11" draw:layer="layout" svg:width="3.225cm" svg:height="1.673cm" svg:x="15.43cm" svg:y="23.48cm">
          <draw:text-box>
            <text:p>articulos</text:p>
          </draw:text-box>
        </draw:frame>
        <draw:custom-shape draw:style-name="gr16" draw:text-style-name="P2" draw:layer="layout" svg:width="5.637cm" svg:height="3.469cm" svg:x="1.75cm" svg:y="21.781cm">
          <text:p text:style-name="P2">articul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2.503cm" svg:y="21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5.637cm" svg:height="3.469cm" svg:x="7.951cm" svg:y="21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132cm" svg:height="1.388cm" svg:x="8.704cm" svg:y="21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5.39cm" svg:height="3.469cm" svg:x="14.11cm" svg:y="21.7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133cm" svg:height="1.388cm" svg:x="14.866cm" svg:y="2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3.224cm" svg:height="1.673cm" svg:x="9.008cm" svg:y="23.327cm">
          <draw:text-box>
            <text:p>articulos</text:p>
          </draw:text-box>
        </draw:frame>
        <draw:frame draw:style-name="gr14" draw:text-style-name="P11" draw:layer="layout" svg:width="3.225cm" svg:height="1.673cm" svg:x="15.429cm" svg:y="23.48cm">
          <draw:text-box>
            <text:p>articulos</text:p>
          </draw:text-box>
        </draw:frame>
        <draw:custom-shape draw:style-name="gr18" draw:text-style-name="P12" draw:layer="layout" svg:width="19cm" svg:height="6.25cm" svg:x="1cm" svg:y="15.25cm">
          <text:p text:style-name="P2">TEXT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23T18:02:36.509290493</meta:creation-date>
    <dc:date>2022-07-23T18:14:51.149344643</dc:date>
    <meta:editing-duration>PT12M18S</meta:editing-duration>
    <meta:editing-cycles>1</meta:editing-cycles>
    <meta:document-statistic meta:object-count="63"/>
    <meta:generator>LibreOffice/7.3.1.3$MacOSX_X86_64 LibreOffice_project/a69ca51ded25f3eefd52d7bf9a5fad8c90b87951</meta:generator>
  </office:meta>
</office:document-meta>
</file>